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 style:data-style-name="N0"/>
    <style:style style:name="ce4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ecuencial desordenado" table:style-name="ta1">
        <table:shapes>
          <draw:frame draw:z-index="0" draw:style-name="gr1" svg:width="15.998cm" svg:height="8.766cm" svg:x="1.211cm" svg:y="3.4cm">
            <draw:object draw:notify-on-update-of-ranges="'Secuencial desordenado'.A2:'Secuencial desordenado'.A6 'Secuencial desordenado'.E1:'Secuencial desordenado'.E1 'Secuencial desordenado'.E2:'Secuencial desordenado'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>
            <text:p>Valor de N</text:p>
          </table:table-cell>
          <table:table-cell table:style-name="ce1" office:value-type="string">
            <text:p>Tiempo1</text:p>
          </table:table-cell>
          <table:table-cell table:style-name="ce1" office:value-type="string">
            <text:p>Tiempo2</text:p>
          </table:table-cell>
          <table:table-cell table:style-name="ce1" office:value-type="string">
            <text:p>Tiempo3</text:p>
          </table:table-cell>
          <table:table-cell table:style-name="ce1" office:value-type="string">
            <text:p>Media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2:.D2])" office:value-type="float" office:value="2.66666666666667">
            <text:p>2,666666666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26">
            <text:p>26</text:p>
          </table:table-cell>
          <table:table-cell table:formula="of:=AVERAGE([.B3:.D3])" office:value-type="float" office:value="26">
            <text:p>2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table:formula="of:=AVERAGE([.B4:.D4])" office:value-type="float" office:value="258.666666666667">
            <text:p>258,6666666667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590">
            <text:p>2590</text:p>
          </table:table-cell>
          <table:table-cell office:value-type="float" office:value="2593">
            <text:p>2593</text:p>
          </table:table-cell>
          <table:table-cell office:value-type="float" office:value="2591">
            <text:p>2591</text:p>
          </table:table-cell>
          <table:table-cell table:formula="of:=AVERAGE([.B5:.D5])" office:value-type="float" office:value="2591.33333333333">
            <text:p>2591,3333333333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5928">
            <text:p>25928</text:p>
          </table:table-cell>
          <table:table-cell office:value-type="float" office:value="25904">
            <text:p>25904</text:p>
          </table:table-cell>
          <table:table-cell office:value-type="float" office:value="25911">
            <text:p>25911</text:p>
          </table:table-cell>
          <table:table-cell table:formula="of:=AVERAGE([.B6:.D6])" office:value-type="float" office:value="25914.3333333333">
            <text:p>25914,3333333333</text:p>
          </table:table-cell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"/>
          <table:table-cell table:number-columns-repeated="4"/>
        </table:table-row>
      </table:table>
      <table:table table:name="Secuencial Ordenado" table:style-name="ta1">
        <table:shapes>
          <draw:frame draw:z-index="0" draw:style-name="gr1" svg:width="15.999cm" svg:height="8.999cm" svg:x="0.321cm" svg:y="3.541cm">
            <draw:object draw:notify-on-update-of-ranges="'Secuencial Ordenado'.A1:'Secuencial Ordenado'.A1 'Secuencial Ordenado'.A2:'Secuencial Ordenado'.A7 'Secuencial Ordenado'.E1:'Secuencial Ordenado'.E1 'Secuencial Ordenado'.E2:'Secuencial Ordenado'.E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>
            <text:p>Valor de N</text:p>
          </table:table-cell>
          <table:table-cell table:style-name="ce1" office:value-type="string">
            <text:p>Tiempo1</text:p>
          </table:table-cell>
          <table:table-cell table:style-name="ce1" office:value-type="string">
            <text:p>Tiempo2</text:p>
          </table:table-cell>
          <table:table-cell table:style-name="ce1" office:value-type="string">
            <text:p>Tiempo3</text:p>
          </table:table-cell>
          <table:table-cell table:style-name="ce1" office:value-type="string">
            <text:p>Media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12">
            <text:p>0,12</text:p>
          </table:table-cell>
          <table:table-cell office:value-type="float" office:value="0.13">
            <text:p>0,13</text:p>
          </table:table-cell>
          <table:table-cell office:value-type="float" office:value="0.12">
            <text:p>0,12</text:p>
          </table:table-cell>
          <table:table-cell table:formula="of:=AVERAGE([.B2:.D2])" office:value-type="float" office:value="0.123333333333333">
            <text:p>0,1233333333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table:style-name="ce4" office:value-type="float" office:value="0.26">
            <text:p>0,26</text:p>
          </table:table-cell>
          <table:table-cell table:number-columns-repeated="2" office:value-type="float" office:value="0.26">
            <text:p>0,26</text:p>
          </table:table-cell>
          <table:table-cell table:formula="of:=AVERAGE([.B3:.D3])" office:value-type="float" office:value="0.26">
            <text:p>0,26</text:p>
          </table:table-cell>
        </table:table-row>
        <table:table-row table:style-name="ro1">
          <table:table-cell table:formula="of:=10000000/2" office:value-type="float" office:value="5000000">
            <text:p>5000000</text:p>
          </table:table-cell>
          <table:table-cell table:style-name="ce4" office:value-type="float" office:value="1.32">
            <text:p>1,32</text:p>
          </table:table-cell>
          <table:table-cell office:value-type="float" office:value="1.3">
            <text:p>1,3</text:p>
          </table:table-cell>
          <table:table-cell office:value-type="float" office:value="1.33">
            <text:p>1,33</text:p>
          </table:table-cell>
          <table:table-cell table:formula="of:=AVERAGE([.B4:.D4])" office:value-type="float" office:value="1.31666666666667">
            <text:p>1,3166666667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table:number-columns-repeated="2" office:value-type="float" office:value="2.47">
            <text:p>2,47</text:p>
          </table:table-cell>
          <table:table-cell office:value-type="float" office:value="2.49">
            <text:p>2,49</text:p>
          </table:table-cell>
          <table:table-cell table:formula="of:=AVERAGE([.B5:.D5])" office:value-type="float" office:value="2.47666666666667">
            <text:p>2,4766666667</text:p>
          </table:table-cell>
        </table:table-row>
        <table:table-row table:style-name="ro1">
          <table:table-cell table:formula="of:=100000000/2" office:value-type="float" office:value="50000000">
            <text:p>50000000</text:p>
          </table:table-cell>
          <table:table-cell office:value-type="float" office:value="11.15">
            <text:p>11,15</text:p>
          </table:table-cell>
          <table:table-cell office:value-type="float" office:value="11.16">
            <text:p>11,16</text:p>
          </table:table-cell>
          <table:table-cell office:value-type="float" office:value="11.19">
            <text:p>11,19</text:p>
          </table:table-cell>
          <table:table-cell table:formula="of:=AVERAGE([.B6:.D6])" office:value-type="float" office:value="11.1666666666667">
            <text:p>11,1666666667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20.77">
            <text:p>20,77</text:p>
          </table:table-cell>
          <table:table-cell office:value-type="float" office:value="20.66">
            <text:p>20,66</text:p>
          </table:table-cell>
          <table:table-cell office:value-type="float" office:value="20.63">
            <text:p>20,63</text:p>
          </table:table-cell>
          <table:table-cell table:formula="of:=AVERAGE([.B7:.D7])" office:value-type="float" office:value="20.6866666666667">
            <text:p>20,6866666667</text:p>
          </table:table-cell>
        </table:table-row>
      </table:table>
      <table:table table:name=" Dicotomica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4:41:14</meta:creation-date>
    <dc:date>2013-10-17T12:42:22</dc:date>
    <meta:editing-duration>PT1M27S</meta:editing-duration>
    <meta:editing-cycles>4</meta:editing-cycles>
    <meta:generator>LibreOffice/3.5$Linux_x86 LibreOffice_project/350m1$Build-2</meta:generator>
    <meta:document-statistic meta:table-count="3" meta:cell-count="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767cm" xlink:href=".." xlink:type="simple" chart:class="chart:scatter" chart:style-name="ch1">
        <chart:legend chart:legend-position="end" svg:x="13.728cm" svg:y="4.084cm" style:legend-expansion="high" chart:style-name="ch2"/>
        <chart:plot-area chart:style-name="ch3" table:cell-range-address="'Secuencial desordenado'.A2:'Secuencial desordenado'.A6 'Secuencial desordenado'.E1:'Secuencial desordenado'.E6" chart:data-source-has-labels="row" svg:x="0.769cm" svg:y="0.835cm" svg:width="12.322cm" svg:height="7.337cm">
          <chartooo:coordinate-region svg:x="1.946cm" svg:y="1.034cm" svg:width="10.495cm" svg:height="6.49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ecuencial desordenado'.E2:'Secuencial desordenado'.E6" chart:label-cell-address="'Secuencial desordenado'.E1:'Secuencial desordenado'.E1" chart:class="chart:scatter">
            <chart:domain table:cell-range-address="'Secuencial desordenado'.A2:'Secuencial desordenado'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Media</text:p>
                <draw:g>
                  <svg:desc>'Secuencial desordenado'.E1:'Secuencial desordenad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ecuencial desordenado'.A2:'Secuencial desordenado'.A6</svg:desc>
                </draw:g>
              </table:table-cell>
              <table:table-cell office:value-type="float" office:value="2.66666666666667">
                <text:p>2.66666666666667</text:p>
                <draw:g>
                  <svg:desc>'Secuencial desordenado'.E2:'Secuencial desordenado'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58.666666666667">
                <text:p>258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591.33333333333">
                <text:p>2591.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5914.3333333333">
                <text:p>25914.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29cm" svg:y="4.201cm" style:legend-expansion="high" chart:style-name="ch2"/>
        <chart:plot-area chart:style-name="ch3" table:cell-range-address="'Secuencial Ordenado'.A1:'Secuencial Ordenado'.A7 'Secuencial Ordenado'.E1:'Secuencial Ordenado'.E7" chart:data-source-has-labels="row" svg:x="0.77cm" svg:y="0.855cm" svg:width="12.32cm" svg:height="7.545cm">
          <chartooo:coordinate-region svg:x="1.391cm" svg:y="1.054cm" svg:width="10.864cm" svg:height="6.69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ecuencial Ordenado'.E2:'Secuencial Ordenado'.E7" chart:label-cell-address="'Secuencial Ordenado'.E1:'Secuencial Ordenado'.E1" chart:class="chart:scatter">
            <chart:domain table:cell-range-address="'Secuencial Ordenado'.A2:'Secuencial Ordenado'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Media</text:p>
                <draw:g>
                  <svg:desc>'Secuencial Ordenado'.E1:'Secuencial Ordenad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0">
                <text:p>500000</text:p>
                <draw:g>
                  <svg:desc>'Secuencial Ordenado'.A2:'Secuencial Ordenado'.A7</svg:desc>
                </draw:g>
              </table:table-cell>
              <table:table-cell office:value-type="float" office:value="0.123333333333333">
                <text:p>0.123333333333333</text:p>
                <draw:g>
                  <svg:desc>'Secuencial Ordenado'.E2:'Secuencial Ordenado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1.31666666666667">
                <text:p>1.3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2.47666666666667">
                <text:p>2.4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0">
                <text:p>50000000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0">
                <text:p>100000000</text:p>
              </table:table-cell>
              <table:table-cell office:value-type="float" office:value="20.6866666666667">
                <text:p>20.68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